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f4798" officeooo:paragraph-rsid="000f479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bfb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00b73" officeooo:paragraph-rsid="00100b7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0f4798" officeooo:paragraph-rsid="000f47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100b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9d6e" officeooo:paragraph-rsid="00119d6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9d6e" officeooo:paragraph-rsid="00130b1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30b19" officeooo:paragraph-rsid="00130b1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4798" officeooo:paragraph-rsid="000f479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4798" officeooo:paragraph-rsid="000fbfb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bfbc" officeooo:paragraph-rsid="000fbfb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00b73" officeooo:paragraph-rsid="000fbfb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00b73" officeooo:paragraph-rsid="00100b7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19d6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22a5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30b1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22a5f" officeooo:paragraph-rsid="00122a5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30b19" officeooo:paragraph-rsid="00130b1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19d6e" officeooo:paragraph-rsid="00119d6e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0b73" style:font-weight-asian="normal" style:font-weight-complex="normal"/>
    </style:style>
    <style:style style:name="T3" style:family="text">
      <style:text-properties fo:font-weight="normal" officeooo:rsid="00130b19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0fbfbc" style:font-weight-asian="normal" style:font-weight-complex="normal"/>
    </style:style>
    <style:style style:name="T8" style:family="text">
      <style:text-properties fo:color="#000000" loext:opacity="100%" fo:font-weight="normal" officeooo:rsid="00119d6e" style:font-weight-asian="normal" style:font-weight-complex="normal"/>
    </style:style>
    <style:style style:name="T9" style:family="text">
      <style:text-properties fo:color="#000000" loext:opacity="100%" fo:font-weight="normal" officeooo:rsid="00122a5f" style:font-weight-asian="normal" style:font-weight-complex="normal"/>
    </style:style>
    <style:style style:name="T10" style:family="text">
      <style:text-properties fo:color="#000000" loext:opacity="100%" fo:font-weight="normal" officeooo:rsid="00130b19" style:font-weight-asian="normal" style:font-weight-complex="normal"/>
    </style:style>
    <style:style style:name="T11" style:family="text">
      <style:text-properties fo:color="#000000" loext:opacity="100%" officeooo:rsid="000fbfbc"/>
    </style:style>
    <style:style style:name="T12" style:family="text">
      <style:text-properties fo:color="#000000" loext:opacity="100%" officeooo:rsid="00122a5f"/>
    </style:style>
    <style:style style:name="T13" style:family="text">
      <style:text-properties fo:color="#000000" loext:opacity="100%" officeooo:rsid="00130b1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00b73"/>
    </style:style>
    <style:style style:name="T16" style:family="text">
      <style:text-properties officeooo:rsid="00122a5f"/>
    </style:style>
    <style:style style:name="T17" style:family="text">
      <style:text-properties officeooo:rsid="00130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PHP ALURA – INTRODUÇÃO AO PHP</text:p>
      <text:p text:style-name="P1"/>
      <text:p text:style-name="P1"/>
      <text:p text:style-name="P2">INSTALAR O PHP:</text:p>
      <text:p text:style-name="P2"><text:tab/></text:p>
      <text:p text:style-name="P6"><text:tab/><text:span text:style-name="T4">Baixar a versão mais nova, descompactar o arquivo em uma pasta no C:, ir até as variáveis de ambiente e adicionar a pasta no </text:span><text:span text:style-name="T5">PATH.</text:span></text:p>
      <text:p text:style-name="P9"/>
      <text:p text:style-name="P9"/>
      <text:p text:style-name="P6"><text:span text:style-name="T5"><text:tab/>PHP.INI</text:span><text:span text:style-name="T14"> </text:span><text:span text:style-name="T5">→</text:span><text:span text:style-name="T14"> </text:span><text:span text:style-name="T4">Contém diversas configurações do PHP, como quais extensões vem habilitadas, como se conectar com o banco de dados específico, manipular algum tipo de dado, etc. </text:span></text:p>
      <text:p text:style-name="P6"><text:tab/><text:tab/><text:span text:style-name="T4">Escolher entre </text:span><text:span text:style-name="T5">development</text:span><text:span text:style-name="T4"> ou </text:span><text:span text:style-name="T5">production</text:span><text:span text:style-name="T4"> e renomear para php.ini.</text:span></text:p>
      <text:p text:style-name="P6"/>
      <text:p text:style-name="P6"/>
      <text:p text:style-name="P6"/>
      <text:p text:style-name="P4">ALGUNS COMANDOS:</text:p>
      <text:p text:style-name="P4"/>
      <text:p text:style-name="P2"><text:tab/><text:span text:style-name="T4">PHP -A</text:span> <text:span text:style-name="T4">→</text:span> <text:span text:style-name="T6">Abre terminal interativo.</text:span></text:p>
      <text:p text:style-name="P14"/>
      <text:p text:style-name="P2"><text:span text:style-name="T6"><text:tab/>No final de cada comando, colocar </text:span><text:span text:style-name="T4">; (ponto e virgula).</text:span></text:p>
      <text:p text:style-name="P2"/>
      <text:p text:style-name="P2"><text:tab/><text:span text:style-name="T4">VAR_DUMP() →</text:span><text:span text:style-name="T6"> Mostra array com mais detalhes</text:span></text:p>
      <text:p text:style-name="P2"><text:span text:style-name="T6"><text:tab/></text:span><text:span text:style-name="T4">PRINT_R() </text:span><text:span text:style-name="T6">→ Mostra array com menos detalhes</text:span></text:p>
      <text:p text:style-name="P2"><text:span text:style-name="T6"><text:tab/></text:span><text:span text:style-name="T8">COUNT($VAR) → Quantidade de itens</text:span></text:p>
      <text:p text:style-name="P14"/>
      <text:p text:style-name="P2"><text:span text:style-name="T6"><text:tab/></text:span><text:span text:style-name="T4">QUIT</text:span><text:span text:style-name="T6"> → Sair do PHP</text:span></text:p>
      <text:p text:style-name="P14"/>
      <text:p text:style-name="P2"><text:span text:style-name="T6"><text:tab/></text:span><text:span text:style-name="T4">// </text:span><text:span text:style-name="T7">ou </text:span><text:span text:style-name="T11">/* */ →</text:span><text:span text:style-name="T7"> Adicionar comentários</text:span></text:p>
      <text:p text:style-name="P15"><text:tab/></text:p>
      <text:p text:style-name="P3"><text:span text:style-name="T7"><text:tab/></text:span><text:span text:style-name="T11">$var →</text:span><text:span text:style-name="T7"> Declarar uma variável</text:span></text:p>
      <text:p text:style-name="P16"><text:tab/></text:p>
      <text:p text:style-name="P3"><text:span text:style-name="T7"><text:tab/></text:span><text:span text:style-name="T11">. (ponto) → </text:span><text:span text:style-name="T7">Concatenação </text:span></text:p>
      <text:p text:style-name="P16"><text:tab/><text:tab/>Exemplo:</text:p>
      <text:p text:style-name="P3"><text:span text:style-name="T7"><text:tab/><text:tab/><text:tab/>echo $idade</text:span><text:span text:style-name="T11"> .</text:span><text:span text:style-name="T7"> “\n”;</text:span></text:p>
      <text:p text:style-name="P16"/>
      <text:p text:style-name="P3"><text:span text:style-name="T7"><text:tab/></text:span><text:span text:style-name="T11">GETTYPE →</text:span><text:span text:style-name="T7"> Fala o tipo de variável que foi passado por parâmetro.</text:span></text:p>
      <text:p text:style-name="P16"/>
      <text:p text:style-name="P3"><text:span text:style-name="T7"><text:tab/></text:span><text:span text:style-name="T11">‘ ‘ →</text:span><text:span text:style-name="T7"> Aspas simples não lê variáveis, necessita concatenar.</text:span><text:span text:style-name="T11"> Aspas simples lê tudo como strings.</text:span></text:p>
      <text:p text:style-name="P7"/>
      <text:p text:style-name="P3"><text:span text:style-name="T11"><text:tab/>“ “ → </text:span><text:span text:style-name="T7">Aspas duplas não necessita de concatenação.</text:span></text:p>
      <text:p text:style-name="P16"/>
      <text:p text:style-name="P3"><text:span text:style-name="T7"><text:tab/></text:span><text:span text:style-name="T11">“\n” →</text:span><text:span text:style-name="T7"> Quebra linha <text:tab/>|<text:tab/></text:span><text:span text:style-name="T11">.PHP_EOL == “\n”</text:span></text:p>
      <text:p text:style-name="P7"/>
      <text:p text:style-name="P3"><text:span text:style-name="T11"><text:tab/>“\t” → </text:span><text:span text:style-name="T7">Parágrafo</text:span></text:p>
      <text:p text:style-name="P16"/>
      <text:p text:style-name="P3"><text:span text:style-name="T7"><text:tab/></text:span><text:span text:style-name="T11">|| </text:span><text:span text:style-name="T7">ou</text:span><text:span text:style-name="T11"> OR → </text:span><text:span text:style-name="T7">OU</text:span></text:p>
      <text:p text:style-name="P3"><text:span text:style-name="T7"><text:tab/></text:span><text:span text:style-name="T11">&amp;&amp; </text:span><text:span text:style-name="T7">ou </text:span><text:span text:style-name="T11">AND → </text:span><text:span text:style-name="T7">AND</text:span></text:p>
      <text:p text:style-name="P16"/>
      <text:p text:style-name="P16"/>
      <text:p text:style-name="P16"><text:soft-page-break/><text:tab/>Exemplo:</text:p>
      <text:p text:style-name="P16"><text:tab/></text:p>
      <text:p text:style-name="P3"><text:span text:style-name="T7"><text:tab/><text:tab/></text:span><text:span text:style-name="T11">$var</text:span><text:span text:style-name="T7"> = 1;</text:span></text:p>
      <text:p text:style-name="P16"/>
      <text:p text:style-name="P3"><text:span text:style-name="T7"><text:tab/><text:tab/></text:span><text:span text:style-name="T11">while</text:span><text:span text:style-name="T7"> ($var &lt;10) {</text:span></text:p>
      <text:p text:style-name="P16"><text:tab/><text:tab/>$var++;</text:p>
      <text:p text:style-name="P16"><text:tab/><text:tab/>}<text:tab/></text:p>
      <text:p text:style-name="P16"/>
      <text:p text:style-name="P16"><text:tab/>Ou:</text:p>
      <text:p text:style-name="P3"><text:span text:style-name="T7"><text:tab/><text:tab/></text:span><text:span text:style-name="T11">for </text:span><text:span text:style-name="T7">($i = 0 ; $i &lt; 10 ; i++) {</text:span></text:p>
      <text:p text:style-name="P16"><text:tab/><text:tab/>condição<text:tab/></text:p>
      <text:p text:style-name="P16"><text:tab/><text:tab/>}</text:p>
      <text:p text:style-name="P2"><text:tab/></text:p>
      <text:p text:style-name="P3"><text:tab/><text:tab/><text:span text:style-name="T11">continue; →</text:span><text:span text:style-name="T7"> Continua o código dependendo da aplicação</text:span></text:p>
      <text:p text:style-name="P16"/>
      <text:p text:style-name="P3"><text:span text:style-name="T7"><text:tab/><text:tab/></text:span><text:span text:style-name="T11">break; → </text:span><text:span text:style-name="T7">Para o código dependendo da aplicação</text:span></text:p>
      <text:p text:style-name="P16"/>
      <text:p text:style-name="P16"/>
      <text:p text:style-name="P16"><text:tab/>Exemploasd</text:p>
      <text:p text:style-name="P16"><text:tab/></text:p>
      <text:p text:style-name="P16"><text:tab/><text:tab/>if ($i &lt; 0) {</text:p>
      <text:p text:style-name="P16"><text:tab/><text:tab/>condição</text:p>
      <text:p text:style-name="P16"><text:tab/><text:tab/>}</text:p>
      <text:p text:style-name="P16"/>
      <text:p text:style-name="P16"/>
      <text:p text:style-name="P16"/>
      <text:p text:style-name="P4">OPERADORES DE COMPARAÇÃO:</text:p>
      <text:p text:style-name="P4"/>
      <text:p text:style-name="P4"><text:tab/><text:span text:style-name="T4">=<text:tab/><text:tab/></text:span></text:p>
      <text:p text:style-name="P7"><text:tab/>!=<text:tab/><text:tab/></text:p>
      <text:p text:style-name="P7"><text:tab/>==<text:tab/></text:p>
      <text:p text:style-name="P7"><text:tab/>===</text:p>
      <text:p text:style-name="P7"><text:tab/>&lt; &gt;</text:p>
      <text:p text:style-name="P7"><text:tab/>&lt;</text:p>
      <text:p text:style-name="P7"><text:tab/>&lt;=</text:p>
      <text:p text:style-name="P7"><text:tab/>&gt;</text:p>
      <text:p text:style-name="P7"><text:tab/>&gt;=</text:p>
      <text:p text:style-name="P7"><text:tab/>&lt;=&gt;</text:p>
      <text:p text:style-name="P7"/>
      <text:p text:style-name="P7"/>
      <text:p text:style-name="P7"/>
      <text:p text:style-name="P4">OPERADORES LÓGICOS:</text:p>
      <text:p text:style-name="P4"/>
      <text:p text:style-name="P4"><text:tab/><text:span text:style-name="T4">&amp;&amp; </text:span><text:span text:style-name="T6">ou</text:span><text:span text:style-name="T4"> AND → </text:span><text:span text:style-name="T6">AND</text:span></text:p>
      <text:p text:style-name="P16"><text:tab/></text:p>
      <text:p text:style-name="P4"><text:span text:style-name="T6"><text:tab/></text:span><text:span text:style-name="T4">||</text:span><text:span text:style-name="T6"> ou </text:span><text:span text:style-name="T4">OR → </text:span><text:span text:style-name="T6">OU</text:span></text:p>
      <text:p text:style-name="P16"><text:tab/></text:p>
      <text:p text:style-name="P7"><text:tab/>XOR → <text:span text:style-name="T1">Exclusivo</text:span></text:p>
      <text:p text:style-name="P16"><text:tab/><text:tab/>0 <text:s text:c="2"/>0 = 0</text:p>
      <text:p text:style-name="P16"><text:tab/><text:tab/>0 <text:s text:c="2"/>1 = 1</text:p>
      <text:p text:style-name="P16"><text:tab/><text:tab/>1 <text:s text:c="2"/>0 = 1</text:p>
      <text:p text:style-name="P16"><text:tab/><text:tab/>1 <text:s text:c="2"/>1 = 0</text:p>
      <text:p text:style-name="P7"><text:soft-page-break/><text:span text:style-name="T1"><text:tab/></text:span>FOREACH<text:span text:style-name="T1"> </text:span>($array AS $valor) → <text:span text:style-name="T2">Para cada item do array, ele atribui na variável $valor</text:span></text:p>
      <text:p text:style-name="P17"/>
      <text:p text:style-name="P17"><text:tab/>Exemplo:</text:p>
      <text:p text:style-name="P7"><text:span text:style-name="T2"><text:tab/><text:tab/></text:span><text:span text:style-name="T15">FOREACH</text:span><text:span text:style-name="T2"> ($array AS $indice =&gt; $valor)</text:span></text:p>
      <text:p text:style-name="P17"/>
      <text:p text:style-name="P17"><text:tab/>Ou:</text:p>
      <text:p text:style-name="P7"><text:span text:style-name="T2"><text:tab/><text:tab/></text:span><text:span text:style-name="T15">FOREACH </text:span><text:span text:style-name="T2">($array [“indice”] AS $subindice =&gt; $valor);</text:span></text:p>
      <text:p text:style-name="P17"/>
      <text:p text:style-name="P17"/>
      <text:p text:style-name="P17"/>
      <text:p text:style-name="P5">FUNCTION:</text:p>
      <text:p text:style-name="P17"><text:tab/></text:p>
      <text:p text:style-name="P18"><text:tab/>function calcularMedia ($nome, $n1, $n2, $n3, $n4) {</text:p>
      <text:p text:style-name="P18"/>
      <text:p text:style-name="P18"><text:tab/><text:tab/>$media = ($n1, $n2, $n3, $n4) / 4;</text:p>
      <text:p text:style-name="P18"/>
      <text:p text:style-name="P18"><text:tab/><text:tab/>if ($media &lt; 5) {</text:p>
      <text:p text:style-name="P18"><text:tab/><text:tab/><text:tab/></text:p>
      <text:p text:style-name="P8"><text:span text:style-name="T2"><text:tab/><text:tab/><text:tab/>echo “</text:span><text:span text:style-name="T15">$nome</text:span><text:span text:style-name="T2"> foi reprovado com média </text:span><text:span text:style-name="T15">$media</text:span><text:span text:style-name="T2">”;</text:span></text:p>
      <text:p text:style-name="P18"><text:tab/><text:tab/>} else {</text:p>
      <text:p text:style-name="P18"><text:tab/><text:tab/><text:tab/></text:p>
      <text:p text:style-name="P8"><text:span text:style-name="T2"><text:tab/><text:tab/><text:tab/>echo “$nome” foi aprovado com a média </text:span><text:span text:style-name="T15">$media;</text:span></text:p>
      <text:p text:style-name="P18"><text:tab/><text:tab/>}</text:p>
      <text:p text:style-name="P18"><text:tab/>}</text:p>
      <text:p text:style-name="P18"/>
      <text:p text:style-name="P8"><text:span text:style-name="T2"><text:tab/></text:span><text:span text:style-name="T15">calcularMedia</text:span><text:span text:style-name="T2"> (“Elbert”, 4, 7, 9, 10);</text:span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CURSO PHP ALURA – AVANÇADO COM PHP</text:p>
      <text:p text:style-name="P25"/>
      <text:p text:style-name="P25"/>
      <text:p text:style-name="P11">ARRAY → <text:span text:style-name="T1">$ var [] → Sempre separar os itens por </text:span>, <text:span text:style-name="T1">(virgula).</text:span></text:p>
      <text:p text:style-name="P11"><text:span text:style-name="T1"/></text:p>
      <text:p text:style-name="P11"><text:span text:style-name="T1"><text:tab/>Exemplo:</text:span></text:p>
      <text:p text:style-name="P11"><text:span text:style-name="T1"><text:tab/><text:tab/></text:span></text:p>
      <text:p text:style-name="P11"><text:span text:style-name="T1"><text:tab/><text:tab/>$var = [</text:span></text:p>
      <text:p text:style-name="P11"><text:span text:style-name="T1"><text:tab/><text:tab/><text:tab/>“titular” =&gt; “Elbert”,</text:span></text:p>
      <text:p text:style-name="P11"><text:span text:style-name="T1"><text:tab/><text:tab/><text:tab/>“saldo” =&gt; 1000</text:span></text:p>
      <text:p text:style-name="P11"><text:span text:style-name="T1"><text:tab/><text:tab/>];</text:span></text:p>
      <text:p text:style-name="P11"><text:span text:style-name="T1"/></text:p>
      <text:p text:style-name="P11"><text:span text:style-name="T1"><text:tab/></text:span></text:p>
      <text:p text:style-name="P11"><text:span text:style-name="T1"><text:tab/>Ou:</text:span></text:p>
      <text:p text:style-name="P11"><text:span text:style-name="T1"><text:tab/><text:tab/></text:span></text:p>
      <text:p text:style-name="P11"><text:span text:style-name="T1"><text:tab/><text:tab/>$var = [</text:span></text:p>
      <text:p text:style-name="P11"><text:span text:style-name="T1"><text:tab/><text:tab/><text:tab/>123456789 =&gt; [</text:span></text:p>
      <text:p text:style-name="P11"><text:span text:style-name="T1"><text:tab/><text:tab/><text:tab/><text:tab/>“titular” =&gt; “Elbert”,</text:span></text:p>
      <text:p text:style-name="P11"><text:span text:style-name="T1"><text:tab/><text:tab/><text:tab/><text:tab/>“saldo” =&gt; 1000</text:span></text:p>
      <text:p text:style-name="P11"><text:span text:style-name="T1"><text:tab/><text:tab/><text:tab/>];</text:span></text:p>
      <text:p text:style-name="P11"><text:span text:style-name="T1"><text:tab/><text:tab/><text:tab/>123456543 =&gt; [</text:span></text:p>
      <text:p text:style-name="P11"><text:span text:style-name="T1"><text:tab/><text:tab/><text:tab/><text:tab/>“titular” =&gt; “João”,</text:span></text:p>
      <text:p text:style-name="P11"><text:span text:style-name="T1"><text:tab/><text:tab/><text:tab/><text:tab/>“saldo” =&gt; 0<text:tab/><text:tab/><text:tab/><text:tab/></text:span></text:p>
      <text:p text:style-name="P11"><text:span text:style-name="T1"><text:tab/><text:tab/><text:tab/>]<text:tab/><text:tab/><text:tab/></text:span></text:p>
      <text:p text:style-name="P11"><text:span text:style-name="T1"><text:tab/><text:tab/>];</text:span></text:p>
      <text:p text:style-name="P11"><text:span text:style-name="T1"/></text:p>
      <text:p text:style-name="P11"><text:span text:style-name="T1"/></text:p>
      <text:p text:style-name="P19">FOREACH:</text:p>
      <text:p text:style-name="P19"/>
      <text:p text:style-name="P19"><text:tab/><text:span text:style-name="T6">Exemplo:</text:span></text:p>
      <text:p text:style-name="P19"><text:span text:style-name="T6"/></text:p>
      <text:p text:style-name="P19"><text:span text:style-name="T6"><text:tab/><text:tab/>foreach ($contas AS $indice =&gt; $valor){</text:span></text:p>
      <text:p text:style-name="P19"><text:span text:style-name="T6"><text:tab/><text:tab/><text:tab/>echo “$indice = $valor[“titular”]”</text:span></text:p>
      <text:p text:style-name="P19"><text:span text:style-name="T6"><text:tab/><text:tab/>};</text:span></text:p>
      <text:p text:style-name="P19"><text:span text:style-name="T6"/></text:p>
      <text:p text:style-name="P19"><text:span text:style-name="T6"/></text:p>
      <text:p text:style-name="P19"><text:span text:style-name="T6"><text:tab/></text:span><text:span text:style-name="T4">$var[] = 20 →</text:span><text:span text:style-name="T6"> Com o índice não preenchido, o PHP entende que o valor da array vai para o próximo nº de índice automaticamente.</text:span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FUNCTION:</text:p>
      <text:p text:style-name="P19"><text:span text:style-name="T6"/></text:p>
      <text:p text:style-name="P19"><text:span text:style-name="T6"><text:tab/>Exemplo:</text:span></text:p>
      <text:p text:style-name="P19"><text:span text:style-name="T6"><text:tab/></text:span></text:p>
      <text:p text:style-name="P19"><text:span text:style-name="T6"><text:tab/><text:tab/></text:span><text:span text:style-name="T4">function</text:span><text:span text:style-name="T6"> </text:span><text:span text:style-name="T4">exibeMensagem</text:span><text:span text:style-name="T6"> ($mensagem) {</text:span></text:p>
      <text:p text:style-name="P19"><text:span text:style-name="T6"><text:tab/><text:tab/><text:tab/>echo ($mensagem) . “ \n”;</text:span></text:p>
      <text:p text:style-name="P19"><text:span text:style-name="T6"><text:tab/>}</text:span></text:p>
      <text:p text:style-name="P19"><text:span text:style-name="T6"/></text:p>
      <text:p text:style-name="P19"><text:span text:style-name="T6"><text:tab/></text:span><text:span text:style-name="T4">exibeMensagem</text:span><text:span text:style-name="T6"> (“Escrever a mensagem aqui”);</text:span></text:p>
      <text:p text:style-name="P19"><text:span text:style-name="T6"/></text:p>
      <text:p text:style-name="P19"><text:soft-page-break/><text:span text:style-name="T6"><text:tab/></text:span>DEVOLVENDO PARÂMETROS:</text:p>
      <text:p text:style-name="P19"/>
      <text:p text:style-name="P19"><text:tab/><text:tab/><text:span text:style-name="T6">Retorna o valor obtido no parâmetro e salva na var </text:span><text:span text:style-name="T4">$resultado.</text:span></text:p>
      <text:p text:style-name="P19"/>
      <text:p text:style-name="P19"><text:tab/><text:tab/><text:tab/><text:span text:style-name="T6">Exemplo:</text:span></text:p>
      <text:p text:style-name="P19"><text:span text:style-name="T6"/></text:p>
      <text:p text:style-name="P20"><text:span text:style-name="T6"><text:tab/><text:tab/><text:tab/><text:tab/></text:span><text:span text:style-name="T12">function</text:span><text:span text:style-name="T9"> </text:span><text:span text:style-name="T12">adiciona</text:span><text:span text:style-name="T9"> ($x) {</text:span></text:p>
      <text:p text:style-name="P20"><text:span text:style-name="T9"><text:tab/><text:tab/><text:tab/><text:tab/><text:tab/></text:span><text:span text:style-name="T12">return</text:span><text:span text:style-name="T9"> $x + 2;</text:span></text:p>
      <text:p text:style-name="P20"><text:span text:style-name="T9"><text:tab/><text:tab/><text:tab/><text:tab/><text:tab/>};</text:span></text:p>
      <text:p text:style-name="P20"><text:span text:style-name="T9"/></text:p>
      <text:p text:style-name="P20"><text:span text:style-name="T9"><text:tab/><text:tab/><text:tab/><text:tab/></text:span><text:span text:style-name="T12">$resultado</text:span><text:span text:style-name="T9"> = adiciona(10);</text:span></text:p>
      <text:p text:style-name="P20"><text:span text:style-name="T9"><text:tab/><text:tab/><text:tab/><text:tab/>echo </text:span><text:span text:style-name="T12">$resultado </text:span><text:span text:style-name="T9"><text:tab/><text:tab/>// $resultado vai retornar </text:span><text:span text:style-name="T12">12.</text:span></text:p>
      <text:p text:style-name="P20"><text:span text:style-name="T12"/></text:p>
      <text:p text:style-name="P20"><text:span text:style-name="T12"><text:tab/></text:span></text:p>
      <text:p text:style-name="P20"><text:span text:style-name="T12"/></text:p>
      <text:p text:style-name="P20"><text:span text:style-name="T12"><text:tab/>FUNÇÃO SUB-ROTINA →</text:span><text:span text:style-name="T9"> Executa e</text:span><text:span text:style-name="T12"> não</text:span><text:span text:style-name="T9"> devolve valor, já uma</text:span><text:span text:style-name="T12"> função devolve.</text:span></text:p>
      <text:p text:style-name="P20"><text:span text:style-name="T12"/></text:p>
      <text:p text:style-name="P20"><text:span text:style-name="T12"><text:tab/></text:span></text:p>
      <text:p text:style-name="P20"><text:span text:style-name="T12"/></text:p>
      <text:p text:style-name="P20"><text:span text:style-name="T9"><text:tab/>Dentro de uma string com aspas duplas, se coloca o indice de uma array sem aspas, apenas com conchas</text:span></text:p>
      <text:p text:style-name="P20"><text:span text:style-name="T9"/></text:p>
      <text:p text:style-name="P20"><text:span text:style-name="T9"><text:tab/><text:tab/>Exemplo:</text:span></text:p>
      <text:p text:style-name="P20"><text:span text:style-name="T9"><text:tab/><text:tab/></text:span></text:p>
      <text:p text:style-name="P20"><text:span text:style-name="T9"><text:tab/><text:tab/><text:tab/></text:span><text:span text:style-name="T12">“$indice[valor]”;</text:span></text:p>
      <text:p text:style-name="P20"><text:span text:style-name="T12"/></text:p>
      <text:p text:style-name="P20"><text:span text:style-name="T12"/></text:p>
      <text:p text:style-name="P20"><text:span text:style-name="T12"><text:tab/></text:span><text:span text:style-name="T9">Também pode se utilizar com </text:span><text:span text:style-name="T12">chaves</text:span></text:p>
      <text:p text:style-name="P20"><text:span text:style-name="T12"><text:tab/><text:tab/></text:span></text:p>
      <text:p text:style-name="P20"><text:span text:style-name="T12"><text:tab/><text:tab/></text:span><text:span text:style-name="T9">Exemplo:</text:span></text:p>
      <text:p text:style-name="P20"><text:span text:style-name="T9"><text:tab/><text:tab/><text:tab/></text:span></text:p>
      <text:p text:style-name="P20"><text:span text:style-name="T9"><text:tab/><text:tab/><text:tab/></text:span><text:span text:style-name="T12">{$indice [‘valor’]};<text:tab/></text:span><text:span text:style-name="T9"><text:tab/>e não <text:tab/></text:span><text:span text:style-name="T12"><text:tab/>{$indice[valor]}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3"><text:span text:style-name="T16">R</text:span>EQUIRE E INCLUDE:</text:p>
      <text:p text:style-name="P20"><text:span text:style-name="T9"><text:tab/></text:span><text:span text:style-name="T12"> </text:span></text:p>
      <text:p text:style-name="P20"><text:span text:style-name="T12"><text:tab/></text:span><text:span text:style-name="T9">Caso o arquivo não for encontrado, </text:span><text:span text:style-name="T12">require </text:span><text:span text:style-name="T9">pausa a execução do programa, enquanto o </text:span><text:span text:style-name="T12">include </text:span><text:span text:style-name="T9"><text:s/>permite que continue.</text:span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4"><text:span text:style-name="T16">L</text:span>IST:</text:p>
      <text:p text:style-name="P20"><text:span text:style-name="T12"/></text:p>
      <text:p text:style-name="P21"><text:span text:style-name="T12"><text:tab/></text:span><text:span text:style-name="T10">Exemplo:</text:span></text:p>
      <text:p text:style-name="P21"><text:span text:style-name="T10"/></text:p>
      <text:p text:style-name="P21"><text:span text:style-name="T10"><text:tab/><text:tab/></text:span><text:span text:style-name="T13">LIST</text:span><text:span text:style-name="T10"> (“</text:span><text:span text:style-name="T13">titular</text:span><text:span text:style-name="T10">” =&gt; $</text:span><text:span text:style-name="T13">titular</text:span><text:span text:style-name="T10">, “</text:span><text:span text:style-name="T13">saldo</text:span><text:span text:style-name="T10">” =&gt; $</text:span><text:span text:style-name="T13">saldo</text:span><text:span text:style-name="T10">)</text:span><text:span text:style-name="T12"><text:tab/> </text:span><text:span text:style-name="T13">= </text:span><text:span text:style-name="T10">$valor</text:span><text:span text:style-name="T12"><text:tab/><text:tab/></text:span></text:p>
      <text:p text:style-name="P12"><text:span text:style-name="T1"><text:tab/><text:tab/></text:span><text:span text:style-name="T17">titular</text:span><text:span text:style-name="T3"> = índice</text:span></text:p>
      <text:p text:style-name="P12"><text:span text:style-name="T3"><text:tab/><text:tab/></text:span><text:span text:style-name="T17">$titular</text:span><text:span text:style-name="T3"> = valor atribuido na array</text:span></text:p>
      <text:p text:style-name="P12"><text:span text:style-name="T3"><text:tab/><text:tab/></text:span><text:span text:style-name="T17">$saldo</text:span><text:span text:style-name="T3"> = valor.</text:span><text:span text:style-name="T1"><text:tab/></text:span></text:p>
      <text:p text:style-name="P11"><text:span text:style-name="T1"/></text:p>
      <text:p text:style-name="P11"><text:span text:style-name="T1"><text:tab/></text:span></text:p>
      <text:p text:style-name="P11"><text:soft-page-break/><text:span text:style-name="T1"><text:tab/></text:span><text:span text:style-name="T3">Ou:</text:span></text:p>
      <text:p text:style-name="P11"><text:span text:style-name="T3"><text:tab/><text:tab/>[“titular” =&gt; $titular, saldo =&gt; “$saldo”] = $valor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<text:tab/>→ Pegar o exemplo de </text:span><text:span text:style-name="T17">foreach</text:span><text:span text:style-name="T3"> para agregar </text:span><text:span text:style-name="T17">List</text:span></text:p>
      <text:p text:style-name="P11"><text:span text:style-name="T1"/></text:p>
      <text:p text:style-name="P11"><text:span text:style-name="T1"/></text:p>
      <text:p text:style-name="P11"><text:span text:style-name="T1"><text:tab/></text:span><text:span text:style-name="T17">UNSET</text:span><text:span text:style-name="T3"> → Remove uma variável da memória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24">INICIAR UM SERVIDOR LOCAL:</text:p>
      <text:p text:style-name="P24"/>
      <text:p text:style-name="P11"><text:span text:style-name="T3"><text:tab/>No CMD, utilizar </text:span><text:span text:style-name="T17">php -S localhost:porta </text:span><text:span text:style-name="T3">(exemplo: 8000/ 8080), este comando inicia um servidor local no nosso ambiente de trabalho.</text:span></text:p>
      <text:p text:style-name="P11"><text:span text:style-name="T3"><text:tab/></text:span><text:span text:style-name="T17">Utilizar esse comando na pasta do arquivo desejado.</text:span></text:p>
      <text:p text:style-name="P11"/>
      <text:p text:style-name="P11"/>
      <text:p text:style-name="P11"><text:tab/><text:span text:style-name="T17">CLIENTE → REQUISIÇÃO → SERVIDOR → RESPOSTA → CLIENTE</text:span></text:p>
      <text:p text:style-name="P11"/>
      <text:p text:style-name="P11"/>
      <text:p text:style-name="P11"/>
      <text:p text:style-name="P24">PHP NO HTML:</text:p>
      <text:p text:style-name="P24"/>
      <text:p text:style-name="P24"><text:tab/><text:span text:style-name="T6">Abrir </text:span><text:span text:style-name="T4">&lt;?php</text:span><text:span text:style-name="T6"> para indicar no código html que vai ler um arquivo php. Fechar a tag com </text:span><text:span text:style-name="T4">?&gt;</text:span></text:p>
      <text:p text:style-name="P24"><text:tab/></text:p>
      <text:p text:style-name="P24"><text:span text:style-name="T4"><text:tab/>&lt;?= “ </text:span><text:span text:style-name="T6">Texto aqui </text:span><text:span text:style-name="T4">“ ?&gt; → </text:span><text:span text:style-name="T6">Serve como um echo.</text:span></text:p>
      <text:p text:style-name="P24"><text:span text:style-name="T6"/></text:p>
      <text:p text:style-name="P24"><text:span text:style-name="T6"/></text:p>
      <text:p text:style-name="P24"/>
      <text:p text:style-name="P24">LER ARQUIVO PHP:</text:p>
      <text:p text:style-name="P24"/>
      <text:p text:style-name="P24"><text:tab/><text:span text:style-name="T6">Para ler um arquivo php no powershell, ir até o diretório e </text:span><text:span text:style-name="T4">php nomearquivo.php</text:span></text:p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42:11.044439464</meta:creation-date>
    <dc:date>2023-04-20T09:22:44.770430270</dc:date>
    <meta:editing-duration>PT16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64" meta:word-count="709" meta:character-count="4122" meta:non-whitespace-character-count="3259"/>
  </office:meta>
</office:document-meta>
</file>